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0.4965in"/>
    </style:style>
    <style:style style:name="co3" style:family="table-column">
      <style:table-column-properties fo:break-before="auto" style:column-width="0.7646in"/>
    </style:style>
    <style:style style:name="co4" style:family="table-column">
      <style:table-column-properties fo:break-before="auto" style:column-width="0.689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3457in"/>
    </style:style>
    <style:style style:name="co7" style:family="table-column">
      <style:table-column-properties fo:break-before="auto" style:column-width="0.5819in"/>
    </style:style>
    <style:style style:name="co8" style:family="table-column">
      <style:table-column-properties fo:break-before="auto" style:column-width="0.539in"/>
    </style:style>
    <style:style style:name="co9" style:family="table-column">
      <style:table-column-properties fo:break-before="auto" style:column-width="0.4638in"/>
    </style:style>
    <style:style style:name="co10" style:family="table-column">
      <style:table-column-properties fo:break-before="auto" style:column-width="0.8898in"/>
    </style:style>
    <style:style style:name="co11" style:family="table-column">
      <style:table-column-properties fo:break-before="auto" style:column-width="0.2071in"/>
    </style:style>
    <style:style style:name="co12" style:family="table-column">
      <style:table-column-properties fo:break-before="auto" style:column-width="0.61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table table:name="alt-is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table:number-columns-repeated="3"/>
          <table:table-cell table:style-name="ce1"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101.259" calcext:value-type="float">
            <text:p>101.259</text:p>
          </table:table-cell>
          <table:table-cell office:value-type="float" office:value="10395" calcext:value-type="float">
            <text:p>10395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table:formula="of:=[.A2]/[.$A$2]" office:value-type="float" office:value="1" calcext:value-type="float">
            <text:p>1</text:p>
          </table:table-cell>
          <table:table-cell table:formula="of:=[.B2]/[.$B$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89.833" calcext:value-type="float">
            <text:p>89.833</text:p>
          </table:table-cell>
          <table:table-cell office:value-type="float" office:value="10283" calcext:value-type="float">
            <text:p>10283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table:formula="of:=[.A3]/[.$A$2]" office:value-type="float" office:value="0.887160647448622" calcext:value-type="float">
            <text:p>0.8871606474</text:p>
          </table:table-cell>
          <table:table-cell table:formula="of:=[.B3]/[.$B$2]" office:value-type="float" office:value="0.989225589225589" calcext:value-type="float">
            <text:p>0.9892255892</text:p>
          </table:table-cell>
        </table:table-row>
        <table:table-row table:style-name="ro1">
          <table:table-cell office:value-type="float" office:value="79.474" calcext:value-type="float">
            <text:p>79.474</text:p>
          </table:table-cell>
          <table:table-cell office:value-type="float" office:value="10167" calcext:value-type="float">
            <text:p>10167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table:formula="of:=[.A4]/[.$A$2]" office:value-type="float" office:value="0.784858629850186" calcext:value-type="float">
            <text:p>0.7848586299</text:p>
          </table:table-cell>
          <table:table-cell table:formula="of:=[.B4]/[.$B$2]" office:value-type="float" office:value="0.978066378066378" calcext:value-type="float">
            <text:p>0.9780663781</text:p>
          </table:table-cell>
        </table:table-row>
        <table:table-row table:style-name="ro1">
          <table:table-cell office:value-type="float" office:value="70.105" calcext:value-type="float">
            <text:p>70.105</text:p>
          </table:table-cell>
          <table:table-cell office:value-type="float" office:value="10048" calcext:value-type="float">
            <text:p>10048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table:formula="of:=[.A5]/[.$A$2]" office:value-type="float" office:value="0.692333520970975" calcext:value-type="float">
            <text:p>0.692333521</text:p>
          </table:table-cell>
          <table:table-cell table:formula="of:=[.B5]/[.$B$2]" office:value-type="float" office:value="0.966618566618567" calcext:value-type="float">
            <text:p>0.9666185666</text:p>
          </table:table-cell>
        </table:table-row>
        <table:table-row table:style-name="ro1">
          <table:table-cell office:value-type="float" office:value="61.65" calcext:value-type="float">
            <text:p>61.65</text:p>
          </table:table-cell>
          <table:table-cell office:value-type="float" office:value="9926" calcext:value-type="float">
            <text:p>9926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table:formula="of:=[.A6]/[.$A$2]" office:value-type="float" office:value="0.608834770242645" calcext:value-type="float">
            <text:p>0.6088347702</text:p>
          </table:table-cell>
          <table:table-cell table:formula="of:=[.B6]/[.$B$2]" office:value-type="float" office:value="0.954882154882155" calcext:value-type="float">
            <text:p>0.9548821549</text:p>
          </table:table-cell>
        </table:table-row>
        <table:table-row table:style-name="ro1">
          <table:table-cell office:value-type="float" office:value="54.041" calcext:value-type="float">
            <text:p>54.041</text:p>
          </table:table-cell>
          <table:table-cell office:value-type="float" office:value="9804" calcext:value-type="float">
            <text:p>9804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table:formula="of:=[.A7]/[.$A$2]" office:value-type="float" office:value="0.533690832419834" calcext:value-type="float">
            <text:p>0.5336908324</text:p>
          </table:table-cell>
          <table:table-cell table:formula="of:=[.B7]/[.$B$2]" office:value-type="float" office:value="0.943145743145743" calcext:value-type="float">
            <text:p>0.9431457431</text:p>
          </table:table-cell>
        </table:table-row>
        <table:table-row table:style-name="ro1">
          <table:table-cell office:value-type="float" office:value="47.211" calcext:value-type="float">
            <text:p>47.211</text:p>
          </table:table-cell>
          <table:table-cell office:value-type="float" office:value="9680" calcext:value-type="float">
            <text:p>9680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table:formula="of:=[.A8]/[.$A$2]" office:value-type="float" office:value="0.466240037922555" calcext:value-type="float">
            <text:p>0.4662400379</text:p>
          </table:table-cell>
          <table:table-cell table:formula="of:=[.B8]/[.$B$2]" office:value-type="float" office:value="0.931216931216931" calcext:value-type="float">
            <text:p>0.9312169312</text:p>
          </table:table-cell>
        </table:table-row>
        <table:table-row table:style-name="ro1">
          <table:table-cell office:value-type="float" office:value="35.641" calcext:value-type="float">
            <text:p>35.641</text:p>
          </table:table-cell>
          <table:table-cell office:value-type="float" office:value="9430" calcext:value-type="float">
            <text:p>9430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table:formula="of:=[.A9]/[.$A$2]" office:value-type="float" office:value="0.351978589557471" calcext:value-type="float">
            <text:p>0.3519785896</text:p>
          </table:table-cell>
          <table:table-cell table:formula="of:=[.B9]/[.$B$2]" office:value-type="float" office:value="0.907166907166907" calcext:value-type="float">
            <text:p>0.9071669072</text:p>
          </table:table-cell>
        </table:table-row>
        <table:table-row table:style-name="ro1">
          <table:table-cell office:value-type="float" office:value="26.482" calcext:value-type="float">
            <text:p>26.482</text:p>
          </table:table-cell>
          <table:table-cell office:value-type="float" office:value="9179" calcext:value-type="float">
            <text:p>9179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table:formula="of:=[.A10]/[.$A$2]" office:value-type="float" office:value="0.261527370406581" calcext:value-type="float">
            <text:p>0.2615273704</text:p>
          </table:table-cell>
          <table:table-cell table:formula="of:=[.B10]/[.$B$2]" office:value-type="float" office:value="0.883020683020683" calcext:value-type="float">
            <text:p>0.883020683</text:p>
          </table:table-cell>
        </table:table-row>
        <table:table-row table:style-name="ro1">
          <table:table-cell office:value-type="float" office:value="22.052" calcext:value-type="float">
            <text:p>22.052</text:p>
          </table:table-cell>
          <table:table-cell office:value-type="float" office:value="9052" calcext:value-type="float">
            <text:p>9052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table:formula="of:=[.A11]/[.$A$2]" office:value-type="float" office:value="0.217778172804393" calcext:value-type="float">
            <text:p>0.2177781728</text:p>
          </table:table-cell>
          <table:table-cell table:formula="of:=[.B11]/[.$B$2]" office:value-type="float" office:value="0.870803270803271" calcext:value-type="float">
            <text:p>0.87080327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52" calcext:value-type="float">
            <text:p>9052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table:formula="of:=[.A12]/[.$A$2]" office:value-type="float" office:value="0" calcext:value-type="float">
            <text:p>0</text:p>
          </table:table-cell>
          <table:table-cell table:formula="of:=[.B12]/[.$B$2]" office:value-type="float" office:value="0.870803270803271" calcext:value-type="float">
            <text:p>0.870803270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ce1" office:value-type="string" calcext:value-type="string">
            <text:p>refin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formula="of:=[$'alt-isp'.$F$12]" office:value-type="float" office:value="0.870803270803271" calcext:value-type="float">
            <text:p>0.87080327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office:value-type="float" office:value="0.2177782" calcext:value-type="float">
            <text:p>0.2177782</text:p>
          </table:table-cell>
          <table:table-cell table:formula="of:=[$'alt-isp'.$F$12]" office:value-type="float" office:value="0.870803270803271" calcext:value-type="float">
            <text:p>0.8708032708</text:p>
          </table:table-cell>
          <table:table-cell office:value-type="float" office:value="0" calcext:value-type="float">
            <text:p>0</text:p>
          </table:table-cell>
          <table:table-cell office:value-type="float" office:value="3413.775" calcext:value-type="float">
            <text:p>3413.775</text:p>
          </table:table-cell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office:value-type="float" office:value="0.6088347" calcext:value-type="float">
            <text:p>0.6088347</text:p>
          </table:table-cell>
          <table:table-cell table:formula="of:=[$'alt-isp'.$F$6]" office:value-type="float" office:value="0.954882154882155" calcext:value-type="float">
            <text:p>0.9548821549</text:p>
          </table:table-cell>
          <table:table-cell table:number-columns-repeated="2" office:value-type="float" office:value="1610.765" calcext:value-type="float">
            <text:p>1610.765</text:p>
          </table:table-cell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24.978" calcext:value-type="float">
            <text:p>924.978</text:p>
          </table:table-cell>
          <table:table-cell office:value-type="float" office:value="1121.447" calcext:value-type="float">
            <text:p>1121.44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Max Isp=</text:p>
          </table:table-cell>
          <table:table-cell table:style-name="ce1" office:value-type="float" office:value="3600" calcext:value-type="float">
            <text:p>3600</text:p>
          </table:table-cell>
          <table:table-cell/>
          <table:table-cell table:style-name="ce1" office:value-type="string" calcext:value-type="string">
            <text:p>converted</text:p>
          </table:table-cell>
          <table:table-cell table:number-columns-repeated="2"/>
        </table:table-row>
        <table:table-row table:style-name="ro1">
          <table:table-cell table:formula="of:=[$'alt-isp'.$A$15]" office:value-type="string" office:string-value="key" calcext:value-type="string">
            <text:p>key</text:p>
          </table:table-cell>
          <table:table-cell table:formula="of:=[$'alt-isp'.$B$15]" office:value-type="string" office:string-value="=" calcext:value-type="string">
            <text:p>=</text:p>
          </table:table-cell>
          <table:table-cell table:formula="of:=[$'alt-isp'.$C$15]" office:value-type="float" office:value="0" calcext:value-type="float">
            <text:p>0</text:p>
          </table:table-cell>
          <table:table-cell table:formula="of:=[.D15]*[.$B$20]" office:value-type="float" office:value="3134.89177489177" calcext:value-type="float">
            <text:p>3134.8917748918</text:p>
          </table:table-cell>
          <table:table-cell table:number-columns-repeated="2"/>
        </table:table-row>
        <table:table-row table:style-name="ro1">
          <table:table-cell table:formula="of:=[$'alt-isp'.$A$16]" office:value-type="string" office:string-value="key" calcext:value-type="string">
            <text:p>key</text:p>
          </table:table-cell>
          <table:table-cell table:formula="of:=[$'alt-isp'.$B$16]" office:value-type="string" office:string-value="=" calcext:value-type="string">
            <text:p>=</text:p>
          </table:table-cell>
          <table:table-cell table:formula="of:=[$'alt-isp'.$C$16]" office:value-type="float" office:value="0.2177782" calcext:value-type="float">
            <text:p>0.2177782</text:p>
          </table:table-cell>
          <table:table-cell table:formula="of:=[.D16]*[.$B$20]" office:value-type="float" office:value="3134.89177489177" calcext:value-type="float">
            <text:p>3134.8917748918</text:p>
          </table:table-cell>
          <table:table-cell table:formula="of:=[$'alt-isp'.$E$16]" office:value-type="float" office:value="0" calcext:value-type="float">
            <text:p>0</text:p>
          </table:table-cell>
          <table:table-cell table:formula="of:=[$'alt-isp'.$F$16]" office:value-type="float" office:value="3413.775" calcext:value-type="float">
            <text:p>3413.775</text:p>
          </table:table-cell>
        </table:table-row>
        <table:table-row table:style-name="ro1">
          <table:table-cell table:formula="of:=[$'alt-isp'.$A$17]" office:value-type="string" office:string-value="key" calcext:value-type="string">
            <text:p>key</text:p>
          </table:table-cell>
          <table:table-cell table:formula="of:=[$'alt-isp'.$B$17]" office:value-type="string" office:string-value="=" calcext:value-type="string">
            <text:p>=</text:p>
          </table:table-cell>
          <table:table-cell table:formula="of:=[$'alt-isp'.$C$17]" office:value-type="float" office:value="0.6088347" calcext:value-type="float">
            <text:p>0.6088347</text:p>
          </table:table-cell>
          <table:table-cell table:formula="of:=[.D17]*[.$B$20]" office:value-type="float" office:value="3437.57575757576" calcext:value-type="float">
            <text:p>3437.5757575758</text:p>
          </table:table-cell>
          <table:table-cell table:formula="of:=[$'alt-isp'.$E$17]" office:value-type="float" office:value="1610.765" calcext:value-type="float">
            <text:p>1610.765</text:p>
          </table:table-cell>
          <table:table-cell table:formula="of:=[$'alt-isp'.$F$17]" office:value-type="float" office:value="1610.765" calcext:value-type="float">
            <text:p>1610.765</text:p>
          </table:table-cell>
        </table:table-row>
        <table:table-row table:style-name="ro1">
          <table:table-cell table:formula="of:=[$'alt-isp'.$A$18]" office:value-type="string" office:string-value="key" calcext:value-type="string">
            <text:p>key</text:p>
          </table:table-cell>
          <table:table-cell table:formula="of:=[$'alt-isp'.$B$18]" office:value-type="string" office:string-value="=" calcext:value-type="string">
            <text:p>=</text:p>
          </table:table-cell>
          <table:table-cell table:formula="of:=[$'alt-isp'.$C$18]" office:value-type="float" office:value="1" calcext:value-type="float">
            <text:p>1</text:p>
          </table:table-cell>
          <table:table-cell table:formula="of:=[.D18]*[.$B$20]" office:value-type="float" office:value="3600" calcext:value-type="float">
            <text:p>3600</text:p>
          </table:table-cell>
          <table:table-cell table:formula="of:=[$'alt-isp'.$E$18]" office:value-type="float" office:value="924.978" calcext:value-type="float">
            <text:p>924.978</text:p>
          </table:table-cell>
          <table:table-cell table:formula="of:=[$'alt-isp'.$F$18]" office:value-type="float" office:value="1121.447" calcext:value-type="float">
            <text:p>1121.44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1" table:number-columns-repeated="2"/>
          <table:table-cell table:number-columns-repeated="4"/>
        </table:table-row>
      </table:table>
      <table:table table:name="vel-thrust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2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number-columns-repeated="3" table:default-cell-style-name="Default"/>
        <table:table-row table:style-name="ro1">
          <table:table-cell table:number-columns-repeated="4"/>
          <table:table-cell table:style-name="ce1" office:value-type="string" calcext:value-type="string">
            <text:p>origina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office:value-type="float" office:value="0.2" calcext:value-type="float">
            <text:p>0.2</text:p>
          </table:table-cell>
          <table:table-cell office:value-type="float" office:value="0.847" calcext:value-type="float">
            <text:p>0.8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office:value-type="float" office:value="0.4" calcext:value-type="float">
            <text:p>0.4</text:p>
          </table:table-cell>
          <table:table-cell office:value-type="float" office:value="0.757" calcext:value-type="float">
            <text:p>0.7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office:value-type="float" office:value="0.6" calcext:value-type="float">
            <text:p>0.6</text:p>
          </table:table-cell>
          <table:table-cell office:value-type="float" office:value="0.714" calcext:value-type="float">
            <text:p>0.7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office:value-type="float" office:value="0.8" calcext:value-type="float">
            <text:p>0.8</text:p>
          </table:table-cell>
          <table:table-cell office:value-type="float" office:value="0.699" calcext:value-type="float">
            <text:p>0.6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office:value-type="float" office:value="0.692" calcext:value-type="float">
            <text:p>0.6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office:value-type="float" office:value="1.1" calcext:value-type="float">
            <text:p>1.1</text:p>
          </table:table-cell>
          <table:table-cell office:value-type="float" office:value="0.588" calcext:value-type="float">
            <text:p>0.588</text:p>
          </table:table-cell>
          <table:table-cell table:number-columns-repeated="2" office:value-type="float" office:value="-1.364789" calcext:value-type="float">
            <text:p>-1.3647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office:value-type="float" office:value="1.4" calcext:value-type="float">
            <text:p>1.4</text:p>
          </table:table-cell>
          <table:table-cell office:value-type="float" office:value="0.234" calcext:value-type="float">
            <text:p>0.234</text:p>
          </table:table-cell>
          <table:table-cell table:number-columns-repeated="2" office:value-type="float" office:value="-1.30931" calcext:value-type="float">
            <text:p>-1.309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Mach 1</text:p>
          </table:table-cell>
          <table:table-cell table:style-name="ce1" office:value-type="float" office:value="340.29" calcext:value-type="float">
            <text:p>340.29</text:p>
          </table:table-cell>
          <table:table-cell/>
          <table:table-cell table:style-name="ce1" office:value-type="string" calcext:value-type="string">
            <text:p>refined</text:p>
          </table:table-cell>
          <table:table-cell table:number-columns-repeated="5"/>
          <table:table-cell table:style-name="ce2" office:value-type="string" calcext:value-type="string" table:number-columns-spanned="2" table:number-rows-spanned="1">
            <text:p>converted to m/s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765" calcext:value-type="float">
            <text:p>-0.765</text:p>
          </table:table-cell>
          <table:table-cell office:value-type="float" office:value="-0.9055728" calcext:value-type="float">
            <text:p>-0.9055728</text:p>
          </table:table-cell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table:formula="of:=[.C13]*[.$C$12]" office:value-type="float" office:value="0" calcext:value-type="float">
            <text:p>0</text:p>
          </table:table-cell>
          <table:table-cell table:formula="of:=[$'vel-thrust'.$D$13]" office:value-type="float" office:value="1" calcext:value-type="float">
            <text:p>1</text:p>
          </table:table-cell>
          <table:table-cell table:formula="of:=[$'vel-thrust'.$E$13]" office:value-type="float" office:value="-0.765" calcext:value-type="float">
            <text:p>-0.765</text:p>
          </table:table-cell>
          <table:table-cell table:formula="of:=[$'vel-thrust'.$F$13]" office:value-type="float" office:value="-0.9055728" calcext:value-type="float">
            <text:p>-0.9055728</text:p>
          </table:table-cell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office:value-type="float" office:value="0.6" calcext:value-type="float">
            <text:p>0.6</text:p>
          </table:table-cell>
          <table:table-cell office:value-type="float" office:value="0.714" calcext:value-type="float">
            <text:p>0.714</text:p>
          </table:table-cell>
          <table:table-cell table:number-columns-repeated="2" office:value-type="float" office:value="-0.05507208" calcext:value-type="float">
            <text:p>-0.05507208</text:p>
          </table:table-cell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table:formula="of:=[.C14]*[.$C$12]" office:value-type="float" office:value="204.174" calcext:value-type="float">
            <text:p>204.174</text:p>
          </table:table-cell>
          <table:table-cell table:formula="of:=[$'vel-thrust'.$D$14]" office:value-type="float" office:value="0.714" calcext:value-type="float">
            <text:p>0.714</text:p>
          </table:table-cell>
          <table:table-cell table:formula="of:=[$'vel-thrust'.$E$14]" office:value-type="float" office:value="-0.05507208" calcext:value-type="float">
            <text:p>-0.05507208</text:p>
          </table:table-cell>
          <table:table-cell table:formula="of:=[$'vel-thrust'.$F$14]" office:value-type="float" office:value="-0.05507208" calcext:value-type="float">
            <text:p>-0.05507208</text:p>
          </table:table-cell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office:value-type="float" office:value="0.692" calcext:value-type="float">
            <text:p>0.692</text:p>
          </table:table-cell>
          <table:table-cell office:value-type="float" office:value="-0.04749245" calcext:value-type="float">
            <text:p>-0.04749245</text:p>
          </table:table-cell>
          <table:table-cell office:value-type="float" office:value="-0.5930328" calcext:value-type="float">
            <text:p>-0.5930328</text:p>
          </table:table-cell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table:formula="of:=[.C15]*[.$C$12]" office:value-type="float" office:value="340.29" calcext:value-type="float">
            <text:p>340.29</text:p>
          </table:table-cell>
          <table:table-cell table:formula="of:=[$'vel-thrust'.$D$15]" office:value-type="float" office:value="0.692" calcext:value-type="float">
            <text:p>0.692</text:p>
          </table:table-cell>
          <table:table-cell table:formula="of:=[$'vel-thrust'.$E$15]" office:value-type="float" office:value="-0.04749245" calcext:value-type="float">
            <text:p>-0.04749245</text:p>
          </table:table-cell>
          <table:table-cell table:formula="of:=[$'vel-thrust'.$F$15]" office:value-type="float" office:value="-0.5930328" calcext:value-type="float">
            <text:p>-0.5930328</text:p>
          </table:table-cell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office:value-type="float" office:value="1.1" calcext:value-type="float">
            <text:p>1.1</text:p>
          </table:table-cell>
          <table:table-cell office:value-type="float" office:value="0.588" calcext:value-type="float">
            <text:p>0.588</text:p>
          </table:table-cell>
          <table:table-cell table:number-columns-repeated="2" office:value-type="float" office:value="-1.166754" calcext:value-type="float">
            <text:p>-1.166754</text:p>
          </table:table-cell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table:formula="of:=[.C16]*[.$C$12]" office:value-type="float" office:value="374.319" calcext:value-type="float">
            <text:p>374.319</text:p>
          </table:table-cell>
          <table:table-cell table:formula="of:=[$'vel-thrust'.$D$16]" office:value-type="float" office:value="0.588" calcext:value-type="float">
            <text:p>0.588</text:p>
          </table:table-cell>
          <table:table-cell table:formula="of:=[$'vel-thrust'.$E$16]" office:value-type="float" office:value="-1.166754" calcext:value-type="float">
            <text:p>-1.166754</text:p>
          </table:table-cell>
          <table:table-cell table:formula="of:=[$'vel-thrust'.$F$16]" office:value-type="float" office:value="-1.166754" calcext:value-type="float">
            <text:p>-1.166754</text:p>
          </table:table-cell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office:value-type="float" office:value="1.4" calcext:value-type="float">
            <text:p>1.4</text:p>
          </table:table-cell>
          <table:table-cell office:value-type="float" office:value="0.234" calcext:value-type="float">
            <text:p>0.234</text:p>
          </table:table-cell>
          <table:table-cell table:number-columns-repeated="2" office:value-type="float" office:value="-1.30931" calcext:value-type="float">
            <text:p>-1.30931</text:p>
          </table:table-cell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table:formula="of:=[.C17]*[.$C$12]" office:value-type="float" office:value="476.406" calcext:value-type="float">
            <text:p>476.406</text:p>
          </table:table-cell>
          <table:table-cell table:formula="of:=[$'vel-thrust'.$D$17]" office:value-type="float" office:value="0.234" calcext:value-type="float">
            <text:p>0.234</text:p>
          </table:table-cell>
          <table:table-cell table:formula="of:=[$'vel-thrust'.$E$17]" office:value-type="float" office:value="-1.30931" calcext:value-type="float">
            <text:p>-1.30931</text:p>
          </table:table-cell>
          <table:table-cell table:formula="of:=[$'vel-thrust'.$F$17]" office:value-type="float" office:value="-1.30931" calcext:value-type="float">
            <text:p>-1.30931</text:p>
          </table:table-cell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3.463003" calcext:value-type="float">
            <text:p>-3.463003</text:p>
          </table:table-cell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table:formula="of:=[.C18]*[.$C$12]" office:value-type="float" office:value="510.435" calcext:value-type="float">
            <text:p>510.435</text:p>
          </table:table-cell>
          <table:table-cell table:formula="of:=[$'vel-thrust'.$D$18]" office:value-type="float" office:value="0" calcext:value-type="float">
            <text:p>0</text:p>
          </table:table-cell>
          <table:table-cell table:formula="of:=[$'vel-thrust'.$E$18]" office:value-type="float" office:value="-3.463003" calcext:value-type="float">
            <text:p>-3.463003</text:p>
          </table:table-cell>
          <table:table-cell table:formula="of:=[$'vel-thrust'.$F$18]" office:value-type="float" office:value="-3.463003" calcext:value-type="float">
            <text:p>-3.463003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>
            <text:p>Current rSABR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table:formula="of:=[.J21]/[.$C$12]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table:formula="of:=[.J22]/[.$C$12]" office:value-type="float" office:value="2.93866995797702" calcext:value-type="float">
            <text:p>2.93866995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table:formula="of:=[.J23]/[.$C$12]" office:value-type="float" office:value="5.87733991595404" calcext:value-type="float">
            <text:p>5.877339916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table:formula="of:=[.J24]/[.$C$12]" office:value-type="float" office:value="6.46507390754944" calcext:value-type="float">
            <text:p>6.465073907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office:value-type="float" office:value="2200" calcext:value-type="float">
            <text:p>22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>
            <text:p>HoveFa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table:formula="of:=[.J27]/[.$C$12]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00753945" calcext:value-type="float">
            <text:p>0.00753945</text:p>
          </table:table-cell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00753945" calcext:value-type="float">
            <text:p>0.00753945</text:p>
          </table:table-cell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table:formula="of:=[.J28]/[.$C$12]" office:value-type="float" office:value="0.293866995797702" calcext:value-type="float">
            <text:p>0.293866995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table:formula="of:=[.J29]/[.$C$12]" office:value-type="float" office:value="0.440800493696553" calcext:value-type="float">
            <text:p>0.4408004937</text:p>
          </table:table-cell>
          <table:table-cell office:value-type="float" office:value="0" calcext:value-type="float">
            <text:p>0</text:p>
          </table:table-cell>
          <table:table-cell office:value-type="float" office:value="-0.0454015" calcext:value-type="float">
            <text:p>-0.045401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-0.0454015" calcext:value-type="float">
            <text:p>-0.0454015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0">00/00/0000</text:date>, <text:time style:data-style-name="N2" text:time-value="10:44:53.6098124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layer </meta:initial-creator>
    <meta:creation-date>2014-12-26T00:46:59.618309938</meta:creation-date>
    <dc:date>2015-06-20T10:58:33.437940112</dc:date>
    <dc:creator>player </dc:creator>
    <meta:editing-duration>PT8H41M11S</meta:editing-duration>
    <meta:editing-cycles>15</meta:editing-cycles>
    <meta:generator>LibreOffice/4.2.8.2$Linux_x86 LibreOffice_project/420m0$Build-2</meta:generator>
    <meta:document-statistic meta:table-count="2" meta:cell-count="320" meta:object-count="0"/>
  </office:meta>
</office:document-meta>
</file>